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E000000D2EE502847309761A7.png" manifest:media-type="image/png"/>
  <manifest:file-entry manifest:full-path="Pictures/10000201000001E70000005A2DD2A03CF6430957.png" manifest:media-type="image/png"/>
  <manifest:file-entry manifest:full-path="Pictures/10000201000000FA00000064B5F84C42854891D5.png" manifest:media-type="image/png"/>
  <manifest:file-entry manifest:full-path="Pictures/10000201000000E20000013BE390E801CE58C8B6.png" manifest:media-type="image/png"/>
  <manifest:file-entry manifest:full-path="Pictures/100002010000025B00000066A1459E0B95C55BFE.png" manifest:media-type="image/png"/>
  <manifest:file-entry manifest:full-path="Pictures/100002010000004000000040299F7ACE1D20BAB5.png" manifest:media-type="image/png"/>
  <manifest:file-entry manifest:full-path="Pictures/10000201000000A0000000E0B59915E60A3BFE34.png" manifest:media-type="image/png"/>
  <manifest:file-entry manifest:full-path="Pictures/1000020100000046000000466273C82B26F6982E.png" manifest:media-type="image/png"/>
  <manifest:file-entry manifest:full-path="Pictures/10000201000003200000032079429151C1F6B9C8.png" manifest:media-type="image/png"/>
  <manifest:file-entry manifest:full-path="Pictures/1000000000000180000000E00C741B5BAB751512.png" manifest:media-type="image/png"/>
  <manifest:file-entry manifest:full-path="Pictures/100002010000004600000046CB5F2125501A4461.png" manifest:media-type="image/png"/>
  <manifest:file-entry manifest:full-path="Pictures/100002010000030000000160E119438C8175C0D3.png" manifest:media-type="image/png"/>
  <manifest:file-entry manifest:full-path="Pictures/10011C4D00004F6000002461A5DCF92BF36E2D39.svg" manifest:media-type="image/svg+xml"/>
  <manifest:file-entry manifest:full-path="Pictures/1000020100000046000000462E7B0DF6BB7FAE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13cm, -0.017cm, 3.75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44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39cm, 9.129cm, 2.811cm, 8.8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0cm, -0.011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69cm, 0cm, -0.011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819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939cm" svg:x="1.001cm" svg:y="1.001cm">
          <draw:image xlink:href="Pictures/1000000000000180000000E00C741B5BAB751512.png" xlink:type="simple" xlink:show="embed" xlink:actuate="onLoad">
            <text:p/>
          </draw:image>
        </draw:frame>
        <draw:frame draw:style-name="gr2" draw:text-style-name="P1" draw:layer="layout" svg:width="19.59cm" svg:height="26.302cm" svg:x="1cm" svg:y="0.637cm">
          <draw:image xlink:href="Pictures/10000201000000A0000000E0B59915E60A3BFE34.png" xlink:type="simple" xlink:show="embed" xlink:actuate="onLoad">
            <text:p/>
          </draw:image>
        </draw:frame>
        <draw:frame draw:style-name="gr3" draw:text-style-name="P1" draw:layer="layout" svg:width="3.082cm" svg:height="3.082cm" svg:x="1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4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11.331cm" svg:height="11.331cm" svg:x="0.938cm" svg:y="14.307cm">
          <draw:image xlink:href="Pictures/10000201000003200000032079429151C1F6B9C8.png" xlink:type="simple" xlink:show="embed" xlink:actuate="onLoad">
            <text:p/>
          </draw:image>
        </draw:frame>
        <draw:frame draw:style-name="gr3" draw:text-style-name="P1" draw:layer="layout" svg:width="3.082cm" svg:height="3.082cm" svg:x="7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10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13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3.082cm" svg:height="3.082cm" svg:x="16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18.023cm" svg:height="3.048cm" svg:x="1.669cm" svg:y="2.562cm">
          <draw:image xlink:href="Pictures/100002010000025B00000066A1459E0B95C55BFE.png" xlink:type="simple" xlink:show="embed" xlink:actuate="onLoad">
            <text:p/>
          </draw:image>
        </draw:frame>
        <draw:frame draw:style-name="gr3" draw:text-style-name="P1" draw:layer="layout" svg:width="3.264cm" svg:height="3.658cm" draw:transform="rotate (0.319569786040162) translate (14.21cm 9.973cm)">
          <draw:image xlink:href="Pictures/100002010000004600000046CB5F2125501A4461.png" xlink:type="simple" xlink:show="embed" xlink:actuate="onLoad">
            <text:p/>
          </draw:image>
        </draw:frame>
        <draw:frame draw:style-name="gr3" draw:text-style-name="P1" draw:layer="layout" svg:width="3.192cm" svg:height="3.578cm" draw:transform="rotate (0.319569786040162) translate (15.382cm 13.449cm)">
          <draw:image xlink:href="Pictures/1000020100000046000000466273C82B26F6982E.png" xlink:type="simple" xlink:show="embed" xlink:actuate="onLoad">
            <text:p/>
          </draw:image>
        </draw:frame>
        <draw:frame draw:style-name="gr4" draw:text-style-name="P1" draw:layer="layout" svg:width="11.811cm" svg:height="15.751cm" svg:x="6.499cm" svg:y="10.041cm">
          <draw:image xlink:href="Pictures/10011C4D00004F6000002461A5DCF92BF36E2D39.svg" xlink:type="simple" xlink:show="embed" xlink:actuate="onLoad">
            <text:p/>
          </draw:image>
          <draw:image xlink:href="Pictures/100002010000030000000160E119438C8175C0D3.png" xlink:type="simple" xlink:show="embed" xlink:actuate="onLoad"/>
        </draw:frame>
        <draw:frame draw:style-name="gr5" draw:text-style-name="P1" draw:layer="layout" svg:width="3.428cm" svg:height="2.458cm" draw:transform="rotate (0.32323497746935) translate (16.039cm 15.606cm)">
          <draw:image xlink:href="Pictures/1000020100000046000000462E7B0DF6BB7FAE88.png" xlink:type="simple" xlink:show="embed" xlink:actuate="onLoad">
            <text:p/>
          </draw:image>
        </draw:frame>
        <draw:frame draw:style-name="gr5" draw:text-style-name="P1" draw:layer="layout" svg:width="3.428cm" svg:height="2.458cm" draw:transform="rotate (0.32323497746935) translate (16.04cm 15.606cm)">
          <draw:image xlink:href="Pictures/1000020100000046000000462E7B0DF6BB7FAE88.png" xlink:type="simple" xlink:show="embed" xlink:actuate="onLoad">
            <text:p/>
          </draw:image>
        </draw:frame>
        <draw:frame draw:style-name="gr6" draw:text-style-name="P1" draw:layer="layout" svg:width="3.428cm" svg:height="1.282cm" draw:transform="rotate (0.32323497746935) translate (15.015cm 12.521cm)">
          <draw:image xlink:href="Pictures/1000020100000046000000462E7B0DF6BB7FAE88.png" xlink:type="simple" xlink:show="embed" xlink:actuate="onLoad">
            <text:p/>
          </draw:image>
        </draw:frame>
        <draw:frame draw:style-name="gr3" draw:text-style-name="P1" draw:layer="layout" svg:width="2.85cm" svg:height="3.972cm" svg:x="1.502cm" svg:y="22.404cm">
          <draw:image xlink:href="Pictures/10000201000000E20000013BE390E801CE58C8B6.png" xlink:type="simple" xlink:show="embed" xlink:actuate="onLoad">
            <text:p/>
          </draw:image>
        </draw:frame>
        <draw:frame draw:style-name="gr7" draw:text-style-name="P1" draw:layer="layout" svg:width="1.589cm" svg:height="3.082cm" svg:x="19cm" svg:y="23.858cm">
          <draw:image xlink:href="Pictures/100002010000004000000040299F7ACE1D20BAB5.png" xlink:type="simple" xlink:show="embed" xlink:actuate="onLoad">
            <text:p/>
          </draw:image>
        </draw:frame>
        <draw:frame draw:style-name="gr3" draw:text-style-name="P1" draw:layer="layout" svg:width="4.993cm" svg:height="1.996cm" svg:x="15.223cm" svg:y="24.734cm">
          <draw:image xlink:href="Pictures/10000201000000FA00000064B5F84C42854891D5.png" xlink:type="simple" xlink:show="embed" xlink:actuate="onLoad">
            <text:p/>
          </draw:image>
        </draw:frame>
        <draw:frame draw:style-name="gr3" draw:text-style-name="P1" draw:layer="layout" svg:width="13.44cm" svg:height="2.483cm" svg:x="4.08cm" svg:y="5.012cm">
          <draw:image xlink:href="Pictures/10000201000001E70000005A2DD2A03CF6430957.png" xlink:type="simple" xlink:show="embed" xlink:actuate="onLoad">
            <text:p/>
          </draw:image>
        </draw:frame>
        <draw:frame draw:style-name="gr3" draw:text-style-name="P1" draw:layer="layout" svg:width="3.209cm" svg:height="3.547cm" svg:x="3.102cm" svg:y="8.895cm">
          <draw:image xlink:href="Pictures/10000201000000BE000000D2EE502847309761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7:28:17.908377726</meta:creation-date>
    <dc:date>2017-04-07T18:23:04.014036463</dc:date>
    <meta:editing-duration>PT44M31S</meta:editing-duration>
    <meta:editing-cycles>14</meta:editing-cycles>
    <meta:generator>LibreOffice/5.1.4.2$Linux_X86_64 LibreOffice_project/10m0$Build-2</meta:generator>
    <meta:document-statistic meta:object-count="21"/>
  </office:meta>
</office:document-meta>
</file>